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2cm"/>
      <style:paragraph-properties style:writing-mode="lr-tb"/>
    </style:style>
    <style:style style:name="gr2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8.39cm"/>
    </style:style>
    <style:style style:name="gr3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2.992cm"/>
      <style:paragraph-properties style:writing-mode="lr-tb"/>
    </style:style>
    <style:style style:name="gr4" style:family="graphic" style:parent-style-name="standard">
      <style:graphic-properties svg:stroke-color="#cccccc" draw:fill-color="#b2b2b2" draw:textarea-horizontal-align="justify" draw:textarea-vertical-align="middle" draw:auto-grow-height="false" fo:min-height="2.221cm" fo:min-width="1.97cm"/>
    </style:style>
    <style:style style:name="gr5" style:family="graphic" style:parent-style-name="standard">
      <style:graphic-properties svg:stroke-color="#cccccc" draw:fill-color="#b2b2b2" draw:textarea-horizontal-align="justify" draw:textarea-vertical-align="middle" draw:auto-grow-height="false" fo:min-height="1.972cm" fo:min-width="8.39cm"/>
      <style:paragraph-properties style:writing-mode="lr-tb"/>
    </style:style>
    <style:style style:name="gr6" style:family="graphic" style:parent-style-name="standard">
      <style:graphic-properties svg:stroke-color="#cccccc" draw:fill-color="#b2b2b2" draw:textarea-horizontal-align="justify" draw:textarea-vertical-align="middle" draw:auto-grow-height="false" fo:min-height="1.972cm" fo:min-width="13.153cm"/>
      <style:paragraph-properties style:writing-mode="lr-tb"/>
    </style:style>
    <style:style style:name="gr7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3.945cm"/>
      <style:paragraph-properties style:writing-mode="lr-tb"/>
    </style:style>
    <style:style style:name="gr8" style:family="graphic" style:parent-style-name="standard">
      <style:graphic-properties svg:stroke-color="#cccccc" draw:fill-color="#b2b2b2" draw:textarea-horizontal-align="justify" draw:textarea-vertical-align="middle" draw:auto-grow-height="false" fo:min-height="9.593cm" fo:min-width="18.868cm"/>
      <style:paragraph-properties style:writing-mode="lr-tb"/>
    </style:style>
    <style:style style:name="gr9" style:family="graphic" style:parent-style-name="standard">
      <style:graphic-properties svg:stroke-color="#cccccc" draw:fill-color="#b2b2b2" draw:textarea-horizontal-align="justify" draw:textarea-vertical-align="middle" draw:auto-grow-height="false" fo:min-height="0.873cm" fo:min-width="0.623cm"/>
    </style:style>
    <style:style style:name="gr10" style:family="graphic" style:parent-style-name="standard">
      <style:graphic-properties svg:stroke-color="#cccccc" draw:fill-color="#b2b2b2" draw:textarea-horizontal-align="justify" draw:textarea-vertical-align="middle" draw:auto-grow-height="false" fo:min-height="2.29cm" fo:min-width="4.58cm"/>
      <style:paragraph-properties style:writing-mode="lr-tb"/>
    </style:style>
    <style:style style:name="gr11" style:family="graphic" style:parent-style-name="standard">
      <style:graphic-properties svg:stroke-color="#cccccc" draw:fill-color="#b2b2b2" draw:textarea-horizontal-align="justify" draw:textarea-vertical-align="middle" draw:auto-grow-height="false" fo:min-height="0.385cm" fo:min-width="1.088cm"/>
      <style:paragraph-properties style:writing-mode="lr-tb"/>
    </style:style>
    <style:style style:name="gr12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18.55cm"/>
      <style:paragraph-properties style:writing-mode="lr-tb"/>
    </style:style>
    <style:style style:name="gr13" style:family="graphic" style:parent-style-name="standard">
      <style:graphic-properties svg:stroke-color="#cccccc" draw:fill-color="#b2b2b2" draw:textarea-horizontal-align="justify" draw:textarea-vertical-align="middle" draw:auto-grow-height="false" fo:min-height="8.323cm" fo:min-width="18.55cm"/>
      <style:paragraph-properties style:writing-mode="lr-tb"/>
    </style:style>
    <style:style style:name="gr14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3.627cm"/>
      <style:paragraph-properties style:writing-mode="lr-tb"/>
    </style:style>
    <style:style style:name="gr15" style:family="graphic" style:parent-style-name="standard">
      <style:graphic-properties svg:stroke-color="#cccccc" draw:fill-color="#b2b2b2" draw:textarea-horizontal-align="justify" draw:textarea-vertical-align="middle" draw:auto-grow-height="false" fo:min-height="1.655cm" fo:min-width="10.612cm"/>
      <style:paragraph-properties style:writing-mode="lr-tb"/>
    </style:style>
    <style:style style:name="gr16" style:family="graphic" style:parent-style-name="standard">
      <style:graphic-properties svg:stroke-color="#cccccc" draw:fill-color="#b2b2b2" draw:textarea-vertical-align="middle" draw:auto-grow-height="false" fo:min-height="0.174cm" fo:min-width="0.099cm" fo:wrap-option="wrap"/>
    </style:style>
    <style:style style:name="gr17" style:family="graphic" style:parent-style-name="standard">
      <style:graphic-properties svg:stroke-color="#cccccc" draw:fill-color="#b2b2b2" draw:textarea-horizontal-align="justify" draw:textarea-vertical-align="middle" draw:auto-grow-height="false" fo:min-height="3.242cm" fo:min-width="14.422cm"/>
      <style:paragraph-properties style:writing-mode="lr-tb"/>
    </style:style>
    <style:style style:name="gr18" style:family="graphic" style:parent-style-name="standard">
      <style:graphic-properties svg:stroke-color="#cccccc" draw:fill-color="#1c1c1c" draw:textarea-vertical-align="middle" draw:auto-grow-height="false" fo:min-height="0.174cm" fo:min-width="0.099cm" fo:wrap-option="wrap"/>
    </style:style>
    <style:style style:name="gr19" style:family="graphic" style:parent-style-name="standard">
      <style:graphic-properties svg:stroke-color="#cccccc" draw:fill-color="#ffff00" draw:textarea-vertical-align="middle" draw:auto-grow-height="false" fo:min-height="0.174cm" fo:min-width="0.099cm" fo:wrap-option="wrap"/>
    </style:style>
    <style:style style:name="gr20" style:family="graphic" style:parent-style-name="standard">
      <style:graphic-properties svg:stroke-color="#cccccc" draw:fill-color="#dddddd" draw:textarea-horizontal-align="justify" draw:textarea-vertical-align="middle" draw:auto-grow-height="false" fo:min-height="3.242cm" fo:min-width="3.31cm"/>
      <style:paragraph-properties style:writing-mode="lr-tb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1.338cm" fo:min-width="2.04cm"/>
      <style:paragraph-properties style:writing-mode="lr-tb"/>
    </style:style>
    <style:style style:name="gr22" style:family="graphic" style:parent-style-name="standard">
      <style:graphic-properties draw:fill-color="#d4ea6b" draw:textarea-horizontal-align="justify" draw:textarea-vertical-align="middle" draw:auto-grow-height="false" fo:min-height="1.338cm" fo:min-width="3.945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1.338cm" fo:min-width="3.945cm"/>
      <style:paragraph-properties style:writing-mode="lr-tb"/>
    </style:style>
    <style:style style:name="gr24" style:family="graphic" style:parent-style-name="standard">
      <style:graphic-properties svg:stroke-color="#b2b2b2" draw:fill-color="#81d41a" draw:textarea-horizontal-align="justify" draw:textarea-vertical-align="middle" draw:auto-grow-height="false" fo:min-height="1.338cm" fo:min-width="8.707cm"/>
      <style:paragraph-properties style:writing-mode="lr-tb"/>
    </style:style>
    <style:style style:name="gr25" style:family="graphic" style:parent-style-name="standard">
      <style:graphic-properties svg:stroke-color="#b2b2b2" draw:fill-color="#999999" draw:textarea-horizontal-align="justify" draw:textarea-vertical-align="middle" draw:auto-grow-height="false" fo:min-height="1.338cm" fo:min-width="8.707cm"/>
      <style:paragraph-properties style:writing-mode="lr-tb"/>
    </style:style>
    <style:style style:name="gr26" style:family="graphic" style:parent-style-name="standard">
      <style:graphic-properties svg:stroke-color="#b2b2b2" draw:fill-color="#999999" draw:textarea-horizontal-align="justify" draw:textarea-vertical-align="middle" draw:auto-grow-height="false" fo:min-height="1.338cm" fo:min-width="9.977cm"/>
      <style:paragraph-properties style:writing-mode="lr-tb"/>
    </style:style>
    <style:style style:name="gr27" style:family="graphic" style:parent-style-name="standard">
      <style:graphic-properties draw:fill-color="#999999" draw:textarea-horizontal-align="justify" draw:textarea-vertical-align="middle" draw:auto-grow-height="false" fo:min-height="1.02cm" fo:min-width="2.675cm"/>
      <style:paragraph-properties style:writing-mode="lr-tb"/>
    </style:style>
    <style:style style:name="gr28" style:family="graphic" style:parent-style-name="standard">
      <style:graphic-properties draw:fill-color="#81d41a" draw:textarea-horizontal-align="justify" draw:textarea-vertical-align="middle" draw:auto-grow-height="false" fo:min-height="1.02cm" fo:min-width="2.278cm"/>
      <style:paragraph-properties style:writing-mode="lr-tb"/>
    </style:style>
    <style:style style:name="gr29" style:family="graphic" style:parent-style-name="standard">
      <style:graphic-properties draw:fill-color="#999999" draw:textarea-horizontal-align="justify" draw:textarea-vertical-align="middle" draw:auto-grow-height="false" fo:min-height="1.02cm" fo:min-width="2.278cm"/>
      <style:paragraph-properties style:writing-mode="lr-tb"/>
    </style:style>
    <style:style style:name="gr30" style:family="graphic" style:parent-style-name="standard">
      <style:graphic-properties draw:fill-color="#81d41a" draw:textarea-horizontal-align="justify" draw:textarea-vertical-align="middle" draw:auto-grow-height="false" fo:min-height="1.02cm" fo:min-width="1.108cm"/>
      <style:paragraph-properties style:writing-mode="lr-tb"/>
    </style:style>
    <style:style style:name="gr31" style:family="graphic" style:parent-style-name="standard">
      <style:graphic-properties draw:fill-color="#999999" draw:textarea-horizontal-align="justify" draw:textarea-vertical-align="middle" draw:auto-grow-height="false" fo:min-height="1.02cm" fo:min-width="1.108cm"/>
      <style:paragraph-properties style:writing-mode="lr-tb"/>
    </style:style>
    <style:style style:name="gr32" style:family="graphic" style:parent-style-name="standard">
      <style:graphic-properties svg:stroke-color="#b2b2b2" draw:fill-color="#999999" draw:textarea-horizontal-align="justify" draw:textarea-vertical-align="middle" draw:auto-grow-height="false" fo:min-height="1.338cm" fo:min-width="12.2cm"/>
      <style:paragraph-properties style:writing-mode="lr-tb"/>
    </style:style>
    <style:style style:name="gr33" style:family="graphic" style:parent-style-name="standard">
      <style:graphic-properties svg:stroke-color="#b2b2b2" draw:fill-color="#999999" draw:textarea-horizontal-align="justify" draw:textarea-vertical-align="middle" draw:auto-grow-height="false" fo:min-height="1.656cm" fo:min-width="9.977cm"/>
      <style:paragraph-properties style:writing-mode="lr-tb"/>
    </style:style>
    <style:style style:name="gr34" style:family="graphic" style:parent-style-name="standard">
      <style:graphic-properties svg:stroke-color="#b2b2b2" draw:fill-color="#999999" draw:textarea-horizontal-align="justify" draw:textarea-vertical-align="middle" draw:auto-grow-height="false" fo:min-height="1.655cm" fo:min-width="9.977cm"/>
      <style:paragraph-properties style:writing-mode="lr-tb"/>
    </style:style>
    <style:style style:name="gr35" style:family="graphic" style:parent-style-name="standard">
      <style:graphic-properties draw:fill-color="#999999" draw:textarea-horizontal-align="justify" draw:textarea-vertical-align="middle" draw:auto-grow-height="false" fo:min-height="1.655cm" fo:min-width="2.992cm"/>
      <style:paragraph-properties style:writing-mode="lr-tb"/>
    </style:style>
    <style:style style:name="gr36" style:family="graphic" style:parent-style-name="standard">
      <style:graphic-properties draw:fill-color="#999999" draw:textarea-horizontal-align="justify" draw:textarea-vertical-align="middle" draw:auto-grow-height="false" fo:min-height="1.655cm" fo:min-width="1.722cm"/>
      <style:paragraph-properties style:writing-mode="lr-tb"/>
    </style:style>
    <style:style style:name="gr37" style:family="graphic" style:parent-style-name="standard">
      <style:graphic-properties draw:fill-color="#999999" draw:textarea-horizontal-align="justify" draw:textarea-vertical-align="middle" draw:auto-grow-height="false" fo:min-height="1.337cm" fo:min-width="2.357cm"/>
      <style:paragraph-properties style:writing-mode="lr-tb"/>
    </style:style>
    <style:style style:name="gr38" style:family="graphic" style:parent-style-name="objectwithoutfill">
      <style:graphic-properties draw:fill="none" draw:fill-color="#999999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b2b2b2"/>
      <style:paragraph-properties fo:text-align="start" style:writing-mode="lr-tb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dddddd"/>
      <style:paragraph-properties fo:text-align="center" style:writing-mode="lr-tb"/>
    </style:style>
    <style:style style:name="P9" style:family="paragraph">
      <loext:graphic-properties draw:fill-color="#d4ea6b"/>
      <style:paragraph-properties fo:text-align="center" style:writing-mode="lr-tb"/>
    </style:style>
    <style:style style:name="P10" style:family="paragraph">
      <loext:graphic-properties draw:fill-color="#81d41a"/>
      <style:paragraph-properties fo:text-align="center" style:writing-mode="lr-tb"/>
    </style:style>
    <style:style style:name="P11" style:family="paragraph">
      <loext:graphic-properties draw:fill-color="#999999"/>
      <style:paragraph-properties fo:text-align="center" style:writing-mode="lr-tb"/>
    </style:style>
    <style:style style:name="P12" style:family="paragraph">
      <loext:graphic-properties draw:fill-color="#999999"/>
      <style:paragraph-properties fo:text-align="start" style:writing-mode="lr-tb"/>
    </style:style>
    <style:style style:name="P13" style:family="paragraph">
      <loext:graphic-properties draw:fill="none" draw:fill-color="#999999"/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ccount-login-register" draw:style-name="dp1" draw:master-page-name="Default">
        <draw:custom-shape draw:style-name="gr1" draw:text-style-name="P1" draw:layer="layout" svg:width="3.492cm" svg:height="1.905cm" svg:x="4.81cm" svg:y="4.809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2cm" svg:height="1.905cm" svg:x="4.81cm" svg:y="7.032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905cm" svg:x="8.302cm" svg:y="4.8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905cm" svg:x="8.302cm" svg:y="7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2cm" svg:height="1.905cm" svg:x="13.7cm" svg:y="10.207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2cm" svg:height="1.905cm" svg:x="4.81cm" svg:y="10.207cm">
          <text:p text:style-name="P1">Sign-in</text:p>
          <draw:enhanced-geometry svg:viewBox="0 0 21600 21600" draw:type="rectangle" draw:enhanced-path="M 0 0 L 21600 0 21600 21600 0 21600 0 0 Z N"/>
        </draw:custom-shape>
      </draw:page>
      <draw:page draw:name="profile-update" draw:style-name="dp1" draw:master-page-name="Default">
        <draw:custom-shape draw:style-name="gr4" draw:text-style-name="P2" draw:layer="layout" svg:width="3.492cm" svg:height="3.493cm" svg:x="3.54cm" svg:y="3.85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3" draw:layer="layout" svg:width="8.89cm" svg:height="2.222cm" svg:x="8.302cm" svg:y="4.81cm">
          <text:p text:style-name="P1">Name: Nguyen-A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3.653cm" svg:height="2.222cm" svg:x="3.857cm" svg:y="9.89cm">
          <text:p text:style-name="P1">Update passwor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445cm" svg:height="1.905cm" svg:x="13.065cm" svg:y="14.97cm">
          <text:p text:style-name="P1">Save change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8" draw:text-style-name="P3" draw:layer="layout" svg:width="19.368cm" svg:height="9.843cm" svg:x="4.175cm" svg:y="8.619cm">
          <text:p text:style-name="P1"><text:span text:style-name="T1">Menu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87cm" svg:height="1.587cm" svg:x="24.812cm" svg:y="1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3" draw:layer="layout" svg:width="5.08cm" svg:height="2.54cm" svg:x="17.192cm" svg:y="1.635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08cm" svg:height="2.54cm" svg:x="4.492cm" svg:y="1.635cm">
          <text:p text:style-name="P1">Past orders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88cm" svg:height="0.635cm" svg:x="24.812cm" svg:y="3.54cm">
          <text:p text:style-name="P1"><text:span text:style-name="T2">M</text:span></text:p>
          <draw:enhanced-geometry svg:viewBox="0 0 21600 21600" draw:type="rectangle" draw:enhanced-path="M 0 0 L 21600 0 21600 21600 0 21600 0 0 Z N"/>
        </draw:custom-shape>
      </draw:page>
      <draw:page draw:name="past-order" draw:style-name="dp1" draw:master-page-name="Default">
        <draw:custom-shape draw:style-name="gr12" draw:text-style-name="P3" draw:layer="layout" svg:width="19.05cm" svg:height="1.905cm" svg:x="3.857cm" svg:y="2.587cm">
          <text:p text:style-name="P1">Order 19/06/2023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.05cm" svg:height="8.573cm" svg:x="3.857cm" svg:y="5.762cm">
          <text:p text:style-name="P1"><text:span text:style-name="T3">Items lis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27cm" svg:height="1.905cm" svg:x="18.78cm" svg:y="15.605cm">
          <text:p text:style-name="P1">Re-Place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1.112cm" svg:height="1.905cm" svg:x="4.175cm" svg:y="18.145cm">
          <text:p text:style-name="P4">Comment: ...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587cm" svg:height="1.27cm" svg:x="4.176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5.763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7.668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9.573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2" draw:layer="layout" svg:width="1.587cm" svg:height="1.27cm" svg:x="11.478cm" svg:y="16.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comments-list" draw:style-name="dp1" draw:master-page-name="Default">
        <draw:custom-shape draw:style-name="gr17" draw:text-style-name="P3" draw:layer="layout" svg:width="14.922cm" svg:height="3.492cm" svg:x="4.175cm" svg:y="5.445cm">
          <text:p text:style-name="P1"/>
          <text:p text:style-name="P1"/>
          <text:p text:style-name="P4">This coffee is not good at all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587cm" svg:height="1.27cm" svg:x="5.445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6" draw:layer="layout" svg:width="1.587cm" svg:height="1.27cm" svg:x="7.032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6" draw:layer="layout" svg:width="1.587cm" svg:height="1.27cm" svg:x="8.937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6" draw:layer="layout" svg:width="1.587cm" svg:height="1.27cm" svg:x="10.842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6" draw:layer="layout" svg:width="1.587cm" svg:height="1.27cm" svg:x="12.747cm" svg:y="5.7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3" draw:layer="layout" svg:width="14.922cm" svg:height="3.492cm" svg:x="4.175cm" svg:y="9.572cm">
          <text:p text:style-name="P1"/>
          <text:p text:style-name="P1"/>
          <text:p text:style-name="P4">The service is very good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587cm" svg:height="1.27cm" svg:x="5.445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7" draw:layer="layout" svg:width="1.587cm" svg:height="1.27cm" svg:x="7.032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7" draw:layer="layout" svg:width="1.587cm" svg:height="1.27cm" svg:x="8.937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7" draw:layer="layout" svg:width="1.587cm" svg:height="1.27cm" svg:x="10.842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7" draw:layer="layout" svg:width="1.587cm" svg:height="1.27cm" svg:x="12.747cm" svg:y="9.8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8" draw:layer="layout" svg:width="3.81cm" svg:height="3.492cm" svg:x="19.097cm" svg:y="5.445cm">
          <text:p text:style-name="P1">Respond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3.81cm" svg:height="3.492cm" svg:x="19.097cm" svg:y="9.572cm">
          <text:p text:style-name="P1">Respond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1" draw:text-style-name="P3" draw:layer="layout" svg:width="2.54cm" svg:height="1.588cm" svg:x="1.952cm" svg:y="1.635cm">
          <text:p text:style-name="P1">VI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.54cm" svg:height="1.588cm" svg:x="4.492cm" svg:y="1.635cm">
          <text:p text:style-name="P1">EN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4.445cm" svg:height="1.588cm" svg:x="1.635cm" svg:y="5.762cm">
          <text:p text:style-name="P1">DRINK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4.445cm" svg:height="1.588cm" svg:x="6.397cm" svg:y="5.762cm">
          <text:p text:style-name="P1">FOOD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9.207cm" svg:height="1.588cm" svg:x="1.635cm" svg:y="8.302cm">
          <text:p text:style-name="P1">Coffee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9.207cm" svg:height="1.588cm" svg:x="1.635cm" svg:y="10.207cm">
          <text:p text:style-name="P1">Milk Tea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0.477cm" svg:height="1.588cm" svg:x="13.065cm" svg:y="5.762cm">
          <text:p text:style-name="P1">Coff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3.175cm" svg:height="1.27cm" svg:x="13.065cm" svg:y="8.302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2.778cm" svg:height="1.27cm" svg:x="16.875cm" svg:y="8.302cm">
          <text:p text:style-name="P1">Hot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2.778cm" svg:height="1.27cm" svg:x="20.129cm" svg:y="8.302cm">
          <text:p text:style-name="P1">Cold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175cm" svg:height="1.27cm" svg:x="13.065cm" svg:y="10.207cm">
          <text:p text:style-name="P1">Size<text:tab/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.608cm" svg:height="1.27cm" svg:x="16.875cm" svg:y="10.207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608cm" svg:height="1.27cm" svg:x="18.759cm" svg:y="10.20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608cm" svg:height="1.27cm" svg:x="20.685cm" svg:y="10.207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2.7cm" svg:height="1.588cm" svg:x="25.765cm" svg:y="5.762cm">
          <text:p text:style-name="P1">Order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10.477cm" svg:height="1.906cm" svg:x="25.765cm" svg:y="7.984cm">
          <text:p text:style-name="P4">Coffee</text:p>
          <text:p text:style-name="P1">Hot + S + Add-Chocol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2" draw:layer="layout" svg:width="10.477cm" svg:height="1.905cm" svg:x="25.765cm" svg:y="10.207cm">
          <text:p text:style-name="P4">Sandwich</text:p>
          <text:p text:style-name="P1">Eg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3.492cm" svg:height="1.905cm" svg:x="34.655cm" svg:y="14.335cm">
          <text:p text:style-name="P1">Place order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222cm" svg:height="1.905cm" svg:x="36.243cm" svg:y="7.985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222cm" svg:height="1.905cm" svg:x="36.243cm" svg:y="10.207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2.857cm" svg:height="1.587cm" svg:x="13.065cm" svg:y="14.335cm">
          <text:p text:style-name="P1">Clear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2.857cm" svg:height="1.587cm" svg:x="20.685cm" svg:y="14.335cm">
          <text:p text:style-name="P1">Add</text:p>
          <draw:enhanced-geometry svg:viewBox="0 0 21600 21600" draw:type="rectangle" draw:enhanced-path="M 0 0 L 21600 0 21600 21600 0 21600 0 0 Z N"/>
        </draw:custom-shape>
        <draw:line draw:style-name="gr38" draw:text-style-name="P13" draw:layer="layout" svg:x1="12.112cm" svg:y1="2.587cm" svg:x2="12.112cm" svg:y2="19.415cm">
          <text:p/>
        </draw:line>
        <draw:line draw:style-name="gr38" draw:text-style-name="P13" draw:layer="layout" svg:x1="24.812cm" svg:y1="2.587cm" svg:x2="24.812cm" svg:y2="19.4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1.50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9T10:07:04.507310422</meta:creation-date>
    <meta:print-date>2023-06-19T10:46:58.335967437</meta:print-date>
    <dc:date>2023-06-19T14:54:09.820290759</dc:date>
    <meta:editing-duration>PT36M26S</meta:editing-duration>
    <meta:editing-cycles>3</meta:editing-cycles>
    <meta:generator>LibreOffice/7.3.7.2$Linux_X86_64 LibreOffice_project/30$Build-2</meta:generator>
    <meta:document-statistic meta:object-count="62"/>
  </office:meta>
</office:document-meta>
</file>